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be4" officeooo:paragraph-rsid="001a1b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omo se comunican con los otros sistemas, servicios o clientes?</text:p>
      <text:p text:style-name="P1">¿Que recursos utiliza? (sistemas informaticos, planillas de calculo, formatos, et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1T11:26:50.661637900</meta:creation-date>
    <meta:editing-duration>PT32S</meta:editing-duration>
    <meta:editing-cycles>2</meta:editing-cycles>
    <meta:generator>LibreOffice/25.2.4.3$Windows_X86_64 LibreOffice_project/33e196637044ead23f5c3226cde09b47731f7e27</meta:generator>
    <dc:date>2025-07-01T11:27:06.373891500</dc:date>
    <meta:document-statistic meta:table-count="0" meta:image-count="0" meta:object-count="0" meta:page-count="1" meta:paragraph-count="2" meta:word-count="20" meta:character-count="147" meta:non-whitespace-character-count="129"/>
  </office:meta>
</office:document-meta>
</file>